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StringPropertyValue.StaticStringPropertyValue( String static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tringPropertyValue.getPropertyValue( Normalized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